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margin-top="0in" fo:margin-bottom="0in" fo:line-height="100%" fo:text-indent="0in" style:auto-text-indent="false"/>
      <style:text-properties style:font-name="Times New Roman" fo:font-size="12pt" style:font-size-asian="12pt" style:font-name-complex="Times New Roman1" style:font-size-complex="12pt"/>
    </style:style>
    <style:style style:name="P2" style:family="paragraph" style:parent-style-name="No_20_Spacing">
      <style:paragraph-properties fo:margin-left="0in" fo:margin-right="0in" fo:margin-top="0in" fo:margin-bottom="0in" fo:line-height="100%" fo:text-indent="0in" style:auto-text-indent="false"/>
    </style:style>
    <style:style style:name="P3" style:family="paragraph" style:parent-style-name="No_20_Spacing" style:master-page-name="Standard">
      <style:paragraph-properties fo:margin-left="0in" fo:margin-right="0in" fo:margin-top="0in" fo:margin-bottom="0in" fo:line-height="100%" fo:text-align="center" style:justify-single-word="false" fo:text-indent="0in" style:auto-text-indent="false" style:page-number="auto"/>
      <style:text-properties fo:font-size="14pt" fo:font-weight="normal" style:font-size-asian="14pt" style:font-weight-asian="normal" style:font-size-complex="14pt" style:font-weight-complex="normal"/>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in" fo:margin-right="0in" fo:margin-top="0in" fo:margin-bottom="0in" fo:line-height="100%" fo:text-indent="0in" style:auto-text-indent="false"/>
      <style:text-properties style:font-name="Times New Roman"/>
    </style:style>
    <style:style style:name="P8" style:family="paragraph" style:parent-style-name="Standard" style:list-style-name="L1">
      <style:paragraph-properties fo:margin-left="0in" fo:margin-right="0in" fo:margin-top="0in" fo:margin-bottom="0in" fo:line-height="100%" fo:text-indent="0in" style:auto-text-indent="false"/>
      <style:text-properties style:font-name="Times New Roman"/>
    </style:style>
    <style:style style:name="P9" style:family="paragraph" style:parent-style-name="Standard" style:list-style-name="L2">
      <style:paragraph-properties fo:margin-left="0in" fo:margin-right="0in" fo:margin-top="0in" fo:margin-bottom="0in" fo:line-height="100%" fo:text-indent="0in" style:auto-text-indent="false"/>
      <style:text-properties style:font-name="Times New Roman"/>
    </style:style>
    <style:style style:name="P10" style:family="paragraph" style:parent-style-name="Standard" style:list-style-name="L3">
      <style:paragraph-properties fo:margin-left="0in" fo:margin-right="0in" fo:margin-top="0in" fo:margin-bottom="0in" fo:line-height="100%" fo:text-indent="0in" style:auto-text-indent="false"/>
      <style:text-properties style:font-name="Times New Roman"/>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Times New Roman" fo:font-weight="normal"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bold" style:font-name-asian="Georgia" style:font-weight-asian="bold" style:font-name-complex="Georgia" style:font-weight-complex="bold"/>
    </style:style>
    <style:style style:name="T5" style:family="text">
      <style:text-properties fo:font-weight="bold" style:font-weight-asian="bold" style:font-weight-complex="bold"/>
    </style:style>
    <style:style style:name="T6" style:family="text">
      <style:text-properties style:font-name-asian="Georgia" style:font-name-complex="Georgia"/>
    </style:style>
    <style:style style:name="T7" style:family="text">
      <style:text-properties fo:font-weight="normal" style:font-weight-asian="normal" style:font-weight-complex="normal"/>
    </style:style>
    <style:style style:name="T8" style:family="text">
      <style:text-properties fo:color="#000000" style:font-name="Times New Roman" fo:font-size="12pt" style:font-name-asian="Georgia" style:font-size-asian="12pt" style:font-name-complex="Georgia" style:font-size-complex="12pt"/>
    </style:style>
    <style:style style:name="T9" style:family="text">
      <style:text-properties fo:color="#000000" fo:font-size="12pt" fo:font-weight="normal" style:font-name-asian="Georgia" style:font-size-asian="12pt" style:font-weight-asian="normal" style:font-name-complex="Georgia" style:font-size-complex="12pt" style:font-weight-complex="normal"/>
    </style:style>
    <style:style style:name="T10" style:family="text">
      <style:text-properties fo:color="#000000" fo:font-size="12pt" style:text-underline-style="solid" style:text-underline-width="auto" style:text-underline-color="font-color" fo:font-weight="normal" style:font-name-asian="Georgia" style:font-size-asian="12pt" style:font-weight-asian="normal" style:font-name-complex="Georgia" style:font-size-complex="12pt" style:font-weight-complex="normal"/>
    </style:style>
    <style:style style:name="T11" style:family="text">
      <style:text-properties fo:color="#000000" fo:font-size="12pt" style:text-underline-style="none" fo:font-weight="normal" style:font-name-asian="Georgia" style:font-size-asian="12pt" style:font-weight-asian="normal" style:font-name-complex="Georgia" style:font-size-complex="12pt" style:font-weight-complex="normal"/>
    </style:style>
    <style:style style:name="T12" style:family="text">
      <style:text-properties fo:color="#000000" fo:font-size="12pt" fo:font-weight="bold" style:font-name-asian="Georgia" style:font-size-asian="12pt" style:font-weight-asian="bold" style:font-name-complex="Georgia" style:font-size-complex="12pt"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n Ignorant Man With A Great Message</text:span></text:p>
      <text:p text:style-name="P1"/>
      <text:p text:style-name="P2"><text:span text:style-name="T3">Read:</text:span><text:span text:style-name="T2"> Acts 3:1-8; Matthew 20:30-34; Luke 16:19-24 &amp; 23:39-43 </text:span></text:p>
      <text:p text:style-name="P1"/>
      <text:p text:style-name="P4"><text:span text:style-name="T3">Text:</text:span><text:span text:style-name="T2"> </text:span><text:span text:style-name="T8">1 Corinthians 3:18 “...If any man among you seemeth to be wise in this world, let him become a fool, that he may be wise.”</text:span></text:p>
      <text:p text:style-name="P6"/>
      <text:h text:style-name="P4" text:outline-level="3"><text:span text:style-name="T3">Introduction:</text:span><text:span text:style-name="T2"> Name some of the great men and women in the Bible: (give an opportunity for comments). Jesus, Abraham, Moses, Joseph, Paul...Ask: Who do you think had the greatest message in the Bible? (wait for comments). We read about four situations in the scriptures that I want to discuss this morning. </text:span></text:h>
      <text:p text:style-name="P11"><text:span text:style-name="T6"/></text:p>
      <text:list xml:id="list7864150994034572090" text:style-name="L1">
        <text:list-header>
          <text:p text:style-name="P8"><text:span text:style-name="T5">I. A crippled man asking for alms:</text:span> (I need cash). As his family dropped this handicapped son off at the temple gate to beg they were so thankful to get this spot, he would be in a good place to beg. These people were on their way to prayer. They were easier to appeal to since they were about to pray. Many would give out of a guilty conscience...especially if they were about to ask God to do something for them. Others would give just because others were watching. Yes; indeed they were lucky to get this spot. Little did they know that this would be the last day they would share a life with one who couldn't walk. He asked for a quarter and received complete healing. His testimony would ever be: “You can get far more than you ask for!”</text:p>
        </text:list-header>
      </text:list>
      <text:p text:style-name="P7"/>
      <text:list xml:id="list7633003608733373955" text:style-name="L2">
        <text:list-header>
          <text:p text:style-name="P9"><text:span text:style-name="T5">II. Blind men who sat at gate yelling:</text:span><text:span text:style-name="T7"> (I need mercy) Most likely these men were beggars as well as the crippled man. They were also in a good location for they could accost travelers both entering and leaving the city. They were also privy to many conversations as travelers were waiting to enter the city. They had heard many tales about a man called Jesus. It was said that he had healing powers. One day they heard that he was coming. They could not see Him but as the crowd noise indicated that he was getting close they both began to cry out, as loud as they could: “Have mercy on us, Oh Lord...” People around told them to shut up. They refused to shut up. Jesus heard them! I wonder how many times we have stopped short of a miracle because we shut up. Their testimony would ever be: “Keep calling until you get the answer!”</text:span></text:p>
        </text:list-header>
      </text:list>
      <text:p text:style-name="P7"/>
      <text:p text:style-name="P11"><text:span text:style-name="T4">III. Rich man &amp; Lazarus:</text:span><text:span text:style-name="T6"> (I need water) Lazarus, a beggar who was cover-ed with sores and infection spent his days in front of a rich man's house. The rich man wouldn't even share his garbage with him. He wasn't asking for wealth...he just wanted to dine on what the rich man discarded but that was denied him. As time passed he died and the rich man was relieved but soon the rich man followed Lazarus in death. From hell he was able to see that old beggar talking with Abraham. What did he ask for? Water! How much did he want? Just a drop. What did he get? He got the message that he was too late. His testimony has ever been: “Don't wait to do right.”</text:span></text:p>
      <text:p text:style-name="P11"><text:span text:style-name="T6"/></text:p>
      <text:list xml:id="list4489634986074968234" text:style-name="L3">
        <text:list-header>
          <text:p text:style-name="P10"><text:span text:style-name="T5">IV. The thief on the cross: </text:span>(I need You) We don't even know this mans' name. He is simply identified by his reputation: he was: “the thief.” We can be certain that he was not a member of the ruling class. He was most likely not even Jewish. He was probably poorly educated at best. Most likely he would not be comfortable in a well dressed congregation. His language was probably both crude and rude. His beverage of choice would not be milk. He had never attended a Bible Class, never read the Torah. It is likely that he could not read and write. Hanging in extreme pain on a cross beside Jesus he recognized his own misdeeds and sin. He also realized that Jesus was not like him at all. He saw through the hypocrisy of the Jews and Romans as he recognized an innocent man dying. One heart felt statement changed his destiny forever. He said: “<text:span text:style-name="T9">Lord, remember me when thou comest into thy kingdom.”</text:span></text:p>
        </text:list-header>
      </text:list>
      <text:p text:style-name="P7"><text:span text:style-name="T9"><text:s text:c="2"/>In a few hours he was standing with Jesus among the hero's and patriarchs of the entire Bible. Think of the crowd that he was with: Adam could tell him about the original Garden of Eden. Joseph could tell him about dreams and being promoted from slave to Vice President. Moses could tell him about Plagues and Pharoah, crossing the Red Sea, and receiving the 10 commandments. Abraham could tell him of God's faithfulness in keeping promises. Jacob could tell him about ladders to heaven and having his name and nature changed to Israel. Jeremiah could tell him about dungeons and deliverance. Daniel could tell about living with a purpose that kept him safe in the lions den. </text:span></text:p>
      <text:p text:style-name="P7"><text:span text:style-name="T9"><text:s text:c="2"/></text:span><text:span text:style-name="T10">All of them had to shut up and listen in awe as this ignorant man was able to tell them about the cross.</text:span><text:span text:style-name="T11"> </text:span><text:span text:style-name="T9">They may have been experts on the law and work. They were masters of faith and obedience but this man: the thief, was heavens first expert on salvation through the cross. The first missionary with the message of the cross preached his gospel to the patriarchs in heaven's waiting room.</text:span></text:p>
      <text:p text:style-name="P7"><text:span text:style-name="T9"/></text:p>
      <text:p text:style-name="P7"><text:span text:style-name="T12">Conclude:</text:span><text:span text:style-name="T9"> God doesn't need more superstars. He is looking for anyone willing to carry the message of the cross.</text:span></text:p>
      <text:p text:style-name="P7"/>
      <text:p text:style-name="P11"><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6-11-05T18:23:21.25</dc:date>
    <meta:editing-duration>PT5H18M38S</meta:editing-duration>
    <meta:generator>OpenOffice/4.1.2$Win32 OpenOffice.org_project/412m3$Build-9782</meta:generator>
    <meta:document-statistic meta:table-count="0" meta:image-count="0" meta:object-count="0" meta:page-count="2" meta:paragraph-count="11" meta:word-count="898" meta:character-count="48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